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Pictures/100000000000000800000008EC502928EFF3974E.png" manifest:media-type="image/png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bitmap" draw:fill-color="#729fcf" draw:fill-image-name="Empty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color="#729fcf" draw:fill-image-name="Empty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9.99mm" svg:height="89.99mm" svg:x="34.22mm" svg:y="248.57mm">
            <loext:p draw:notify-on-update-of-ranges="Feuille1.B6:Feuille1.F6 Feuille1.A7:Feuille1.A7 Feuille1.B7:Feuille1.F7 Feuille1.A8:Feuille1.A8 Feuille1.B8:Feuille1.F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5.7mm" svg:height="93.24mm" svg:x="461.89mm" svg:y="15.4mm">
            <loext:p draw:notify-on-update-of-ranges="Feuille1.B6:Feuille1.K6 Feuille1.A7:Feuille1.A7 Feuille1.B7:Feuille1.K7 Feuille1.A8:Feuille1.A8 Feuille1.B8:Feuille1.K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2mm" svg:height="90.05mm" svg:x="301.69mm" svg:y="13.55mm">
            <loext:p draw:notify-on-update-of-ranges="Feuille1.B6:Feuille1.K6 Feuille1.A9:Feuille1.A9 Feuille1.B9:Feuille1.K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59.99mm" svg:height="89.99mm" svg:x="466.05mm" svg:y="117.87mm">
            <loext:p draw:notify-on-update-of-ranges="Feuille1.A12:Feuille1.A12 Feuille1.B12:Feuille1.K12 Feuille1.A13:Feuille1.A13 Feuille1.B13:Feuille1.K13 Feuille1.A14:Feuille1.A14 Feuille1.B14:Feuille1.K14 Feuille1.A33:Feuille1.A33 Feuille1.B33:Feuille1.K33 Feuille1.A34:Feuille1.A34 Feuille1.B34:Feuille1.K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59.99mm" svg:height="89.99mm" svg:x="179.78mm" svg:y="304.78mm">
            <loext:p draw:notify-on-update-of-ranges="Feuille1.A12:Feuille1.A12 Feuille1.B12:Feuille1.K12 Feuille1.A15:Feuille1.A15 Feuille1.B15:Feuille1.K15 Feuille1.A35:Feuille1.A35 Feuille1.B35:Feuille1.K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2" svg:width="159.99mm" svg:height="89.99mm" svg:x="294.07mm" svg:y="117.33mm">
            <loext:p draw:notify-on-update-of-ranges="Feuille1.A6:Feuille1.A6 Feuille1.B6:Feuille1.G6 Feuille1.A8:Feuille1.A8 Feuille1.B8:Feuille1.G8 Feuille1.A14:Feuille1.A14 Feuille1.B14:Feuille1.G14 Feuille1.A34:Feuille1.A34 Feuille1.B34:Feuille1.G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2mm" svg:height="90.04mm" svg:x="47.9mm" svg:y="166.01mm">
            <loext:p draw:notify-on-update-of-ranges="Feuille1.A6:Feuille1.A6 Feuille1.B6:Feuille1.K6 Feuille1.A7:Feuille1.A7 Feuille1.B7:Feuille1.G7 Feuille1.A13:Feuille1.A13 Feuille1.B13:Feuille1.G13 Feuille1.A33:Feuille1.A33 Feuille1.B33:Feuille1.G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60.2mm" svg:height="90.04mm" svg:x="204.52mm" svg:y="184.08mm">
            <loext:p draw:notify-on-update-of-ranges="Feuille1.A6:Feuille1.A6 Feuille1.B6:Feuille1.G6 Feuille1.A9:Feuille1.A9 Feuille1.B9:Feuille1.G9 Feuille1.A15:Feuille1.A15 Feuille1.B15:Feuille1.G15 Feuille1.A35:Feuille1.A35 Feuille1.B35:Feuille1.G3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Algorithme Itera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.6" calcext:value-type="float">
            <text:p>0,6</text:p>
          </table:table-cell>
          <table:table-cell office:value-type="float" office:value="2.43" calcext:value-type="float">
            <text:p>2,43</text:p>
          </table:table-cell>
          <table:table-cell office:value-type="float" office:value="11.74" calcext:value-type="float">
            <text:p>11,74</text:p>
          </table:table-cell>
          <table:table-cell office:value-type="float" office:value="38.47" calcext:value-type="float">
            <text:p>38,47</text:p>
          </table:table-cell>
          <table:table-cell office:value-type="float" office:value="142.66" calcext:value-type="float">
            <text:p>142,66</text:p>
          </table:table-cell>
          <table:table-cell office:value-type="float" office:value="572.31" calcext:value-type="float">
            <text:p>572,31</text:p>
          </table:table-cell>
        </table:table-row>
        <table:table-row table:style-name="ro1">
          <table:table-cell office:value-type="string" calcext:value-type="string">
            <text:p>Temps Util Iteratif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62" calcext:value-type="float">
            <text:p>0,62</text:p>
          </table:table-cell>
          <table:table-cell office:value-type="float" office:value="2.38" calcext:value-type="float">
            <text:p>2,38</text:p>
          </table:table-cell>
          <table:table-cell office:value-type="float" office:value="11.75" calcext:value-type="float">
            <text:p>11,75</text:p>
          </table:table-cell>
          <table:table-cell office:value-type="float" office:value="38.38" calcext:value-type="float">
            <text:p>38,38</text:p>
          </table:table-cell>
          <table:table-cell office:value-type="float" office:value="142.63" calcext:value-type="float">
            <text:p>142,63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Memoire (kb)</text:p>
          </table:table-cell>
          <table:table-cell office:value-type="float" office:value="968" calcext:value-type="float">
            <text:p>968</text:p>
          </table:table-cell>
          <table:table-cell office:value-type="float" office:value="1080" calcext:value-type="float">
            <text:p>1080</text:p>
          </table:table-cell>
          <table:table-cell office:value-type="float" office:value="988" calcext:value-type="float">
            <text:p>988</text:p>
          </table:table-cell>
          <table:table-cell office:value-type="float" office:value="2004" calcext:value-type="float">
            <text:p>2004</text:p>
          </table:table-cell>
          <table:table-cell office:value-type="float" office:value="2959" calcext:value-type="float">
            <text:p>2959</text:p>
          </table:table-cell>
          <table:table-cell office:value-type="float" office:value="6864" calcext:value-type="float">
            <text:p>6864</text:p>
          </table:table-cell>
          <table:table-cell office:value-type="float" office:value="22156" calcext:value-type="float">
            <text:p>22156</text:p>
          </table:table-cell>
          <table:table-cell office:value-type="float" office:value="84796" calcext:value-type="float">
            <text:p>84796</text:p>
          </table:table-cell>
          <table:table-cell office:value-type="float" office:value="330056" calcext:value-type="float">
            <text:p>330056</text:p>
          </table:table-cell>
          <table:table-cell office:value-type="float" office:value="1313584" calcext:value-type="float">
            <text:p>13135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gorithme avec synchronisation barriere POSI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4(sec)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1.28" calcext:value-type="float">
            <text:p>1,28</text:p>
          </table:table-cell>
          <table:table-cell office:value-type="float" office:value="5.21" calcext:value-type="float">
            <text:p>5,21</text:p>
          </table:table-cell>
          <table:table-cell office:value-type="float" office:value="22.8" calcext:value-type="float">
            <text:p>22,8</text:p>
          </table:table-cell>
          <table:table-cell office:value-type="float" office:value="80" calcext:value-type="float">
            <text:p>80</text:p>
          </table:table-cell>
          <table:table-cell office:value-type="float" office:value="306.5" calcext:value-type="float">
            <text:p>306,5</text:p>
          </table:table-cell>
          <table:table-cell office:value-type="float" office:value="1226.82" calcext:value-type="float">
            <text:p>1226,82</text:p>
          </table:table-cell>
        </table:table-row>
        <table:table-row table:style-name="ro1">
          <table:table-cell office:value-type="string" calcext:value-type="string">
            <text:p>Temps Util4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.25" calcext:value-type="float">
            <text:p>1,25</text:p>
          </table:table-cell>
          <table:table-cell office:value-type="float" office:value="5.88" calcext:value-type="float">
            <text:p>5,88</text:p>
          </table:table-cell>
          <table:table-cell office:value-type="float" office:value="20.4" calcext:value-type="float">
            <text:p>20,4</text:p>
          </table:table-cell>
          <table:table-cell office:value-type="float" office:value="78.3" calcext:value-type="float">
            <text:p>78,3</text:p>
          </table:table-cell>
          <table:table-cell office:value-type="float" office:value="309.13" calcext:value-type="float">
            <text:p>309,13</text:p>
          </table:table-cell>
        </table:table-row>
        <table:table-row table:style-name="ro1">
          <table:table-cell office:value-type="string" calcext:value-type="string">
            <text:p>Mémoire4 (kb)</text:p>
          </table:table-cell>
          <table:table-cell office:value-type="float" office:value="1000" calcext:value-type="float">
            <text:p>1000</text:p>
          </table:table-cell>
          <table:table-cell office:value-type="float" office:value="1004" calcext:value-type="float">
            <text:p>1004</text:p>
          </table:table-cell>
          <table:table-cell office:value-type="float" office:value="976" calcext:value-type="float">
            <text:p>976</text:p>
          </table:table-cell>
          <table:table-cell office:value-type="float" office:value="2004" calcext:value-type="float">
            <text:p>2004</text:p>
          </table:table-cell>
          <table:table-cell office:value-type="float" office:value="3060" calcext:value-type="float">
            <text:p>3060</text:p>
          </table:table-cell>
          <table:table-cell office:value-type="float" office:value="6896" calcext:value-type="float">
            <text:p>6896</text:p>
          </table:table-cell>
          <table:table-cell office:value-type="float" office:value="22300" calcext:value-type="float">
            <text:p>22300</text:p>
          </table:table-cell>
          <table:table-cell office:value-type="float" office:value="83884" calcext:value-type="float">
            <text:p>83884</text:p>
          </table:table-cell>
          <table:table-cell office:value-type="float" office:value="330628" calcext:value-type="float">
            <text:p>330628</text:p>
          </table:table-cell>
          <table:table-cell office:value-type="float" office:value="1313380" calcext:value-type="float">
            <text:p>13133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office:value-type="float" office:value="1.14" calcext:value-type="float">
            <text:p>1,14</text:p>
          </table:table-cell>
          <table:table-cell office:value-type="float" office:value="4.86" calcext:value-type="float">
            <text:p>4,86</text:p>
          </table:table-cell>
          <table:table-cell office:value-type="float" office:value="23.59" calcext:value-type="float">
            <text:p>23,59</text:p>
          </table:table-cell>
          <table:table-cell office:value-type="float" office:value="82.38" calcext:value-type="float">
            <text:p>82,38</text:p>
          </table:table-cell>
          <table:table-cell office:value-type="float" office:value="311.11" calcext:value-type="float">
            <text:p>311,11</text:p>
          </table:table-cell>
          <table:table-cell office:value-type="float" office:value="1255.55" calcext:value-type="float">
            <text:p>1255,55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6.5" calcext:value-type="float">
            <text:p>6,5</text:p>
          </table:table-cell>
          <table:table-cell office:value-type="float" office:value="21.25" calcext:value-type="float">
            <text:p>21,25</text:p>
          </table:table-cell>
          <table:table-cell office:value-type="float" office:value="80.13" calcext:value-type="float">
            <text:p>80,13</text:p>
          </table:table-cell>
          <table:table-cell office:value-type="float" office:value="317.75" calcext:value-type="float">
            <text:p>317,7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1892" calcext:value-type="float">
            <text:p>1892</text:p>
          </table:table-cell>
          <table:table-cell office:value-type="float" office:value="2120" calcext:value-type="float">
            <text:p>2120</text:p>
          </table:table-cell>
          <table:table-cell office:value-type="float" office:value="2220" calcext:value-type="float">
            <text:p>2220</text:p>
          </table:table-cell>
          <table:table-cell office:value-type="float" office:value="2236" calcext:value-type="float">
            <text:p>2236</text:p>
          </table:table-cell>
          <table:table-cell office:value-type="float" office:value="3192" calcext:value-type="float">
            <text:p>3192</text:p>
          </table:table-cell>
          <table:table-cell office:value-type="float" office:value="7156" calcext:value-type="float">
            <text:p>7156</text:p>
          </table:table-cell>
          <table:table-cell office:value-type="float" office:value="22692" calcext:value-type="float">
            <text:p>22692</text:p>
          </table:table-cell>
          <table:table-cell office:value-type="float" office:value="83984" calcext:value-type="float">
            <text:p>83984</text:p>
          </table:table-cell>
          <table:table-cell office:value-type="float" office:value="329999" calcext:value-type="float">
            <text:p>329999</text:p>
          </table:table-cell>
          <table:table-cell office:value-type="float" office:value="1313616" calcext:value-type="float">
            <text:p>131361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office:value-type="float" office:value="1.3" calcext:value-type="float">
            <text:p>1,3</text:p>
          </table:table-cell>
          <table:table-cell office:value-type="float" office:value="5.62" calcext:value-type="float">
            <text:p>5,62</text:p>
          </table:table-cell>
          <table:table-cell office:value-type="float" office:value="25.1" calcext:value-type="float">
            <text:p>25,1</text:p>
          </table:table-cell>
          <table:table-cell office:value-type="float" office:value="87.7" calcext:value-type="float">
            <text:p>87,7</text:p>
          </table:table-cell>
          <table:table-cell office:value-type="float" office:value="325.2" calcext:value-type="float">
            <text:p>325,2</text:p>
          </table:table-cell>
          <table:table-cell office:value-type="float" office:value="1296.5" calcext:value-type="float">
            <text:p>1296,5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office:value-type="float" office:value="1.75" calcext:value-type="float">
            <text:p>1,75</text:p>
          </table:table-cell>
          <table:table-cell office:value-type="float" office:value="6.75" calcext:value-type="float">
            <text:p>6,75</text:p>
          </table:table-cell>
          <table:table-cell office:value-type="float" office:value="22.9" calcext:value-type="float">
            <text:p>22,9</text:p>
          </table:table-cell>
          <table:table-cell office:value-type="float" office:value="83.1" calcext:value-type="float">
            <text:p>83,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2320" calcext:value-type="float">
            <text:p>2320</text:p>
          </table:table-cell>
          <table:table-cell office:value-type="float" office:value="2508" calcext:value-type="float">
            <text:p>2508</text:p>
          </table:table-cell>
          <table:table-cell office:value-type="float" office:value="2476" calcext:value-type="float">
            <text:p>2476</text:p>
          </table:table-cell>
          <table:table-cell office:value-type="float" office:value="2684" calcext:value-type="float">
            <text:p>2684</text:p>
          </table:table-cell>
          <table:table-cell office:value-type="float" office:value="3596" calcext:value-type="float">
            <text:p>3596</text:p>
          </table:table-cell>
          <table:table-cell office:value-type="float" office:value="7584" calcext:value-type="float">
            <text:p>7584</text:p>
          </table:table-cell>
          <table:table-cell office:value-type="float" office:value="23076" calcext:value-type="float">
            <text:p>23076</text:p>
          </table:table-cell>
          <table:table-cell office:value-type="float" office:value="84592" calcext:value-type="float">
            <text:p>84592</text:p>
          </table:table-cell>
          <table:table-cell office:value-type="float" office:value="330528" calcext:value-type="float">
            <text:p>330528</text:p>
          </table:table-cell>
          <table:table-cell office:value-type="float" office:value="1315632" calcext:value-type="float">
            <text:p>131563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1.19" calcext:value-type="float">
            <text:p>1,19</text:p>
          </table:table-cell>
          <table:table-cell office:value-type="float" office:value="1.21" calcext:value-type="float">
            <text:p>1,21</text:p>
          </table:table-cell>
          <table:table-cell office:value-type="float" office:value="1.26" calcext:value-type="float">
            <text:p>1,26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office:value-type="float" office:value="7.4" calcext:value-type="float">
            <text:p>7,4</text:p>
          </table:table-cell>
          <table:table-cell office:value-type="float" office:value="28.7" calcext:value-type="float">
            <text:p>28,7</text:p>
          </table:table-cell>
          <table:table-cell office:value-type="float" office:value="93.7" calcext:value-type="float">
            <text:p>93,7</text:p>
          </table:table-cell>
          <table:table-cell office:value-type="float" office:value="341.9" calcext:value-type="float">
            <text:p>341,9</text:p>
          </table:table-cell>
          <table:table-cell table:style-name="ce1" office:value-type="float" office:value="1555.8" calcext:value-type="float">
            <text:p>1555,8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office:value-type="float" office:value="0.38" calcext:value-type="float">
            <text:p>0,38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87" calcext:value-type="float">
            <text:p>0,87</text:p>
          </table:table-cell>
          <table:table-cell office:value-type="float" office:value="2.38" calcext:value-type="float">
            <text:p>2,38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,5</text:p>
          </table:table-cell>
          <table:table-cell office:value-type="float" office:value="86.5" calcext:value-type="float">
            <text:p>86,5</text:p>
          </table:table-cell>
          <table:table-cell office:value-type="float" office:value="394.1" calcext:value-type="float">
            <text:p>394,1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7392" calcext:value-type="float">
            <text:p>7392</text:p>
          </table:table-cell>
          <table:table-cell table:number-columns-repeated="2" office:value-type="float" office:value="7580" calcext:value-type="float">
            <text:p>7580</text:p>
          </table:table-cell>
          <table:table-cell office:value-type="float" office:value="4284" calcext:value-type="float">
            <text:p>4284</text:p>
          </table:table-cell>
          <table:table-cell office:value-type="float" office:value="8760" calcext:value-type="float">
            <text:p>8760</text:p>
          </table:table-cell>
          <table:table-cell office:value-type="float" office:value="12632" calcext:value-type="float">
            <text:p>12632</text:p>
          </table:table-cell>
          <table:table-cell office:value-type="float" office:value="24672" calcext:value-type="float">
            <text:p>24672</text:p>
          </table:table-cell>
          <table:table-cell office:value-type="float" office:value="89456" calcext:value-type="float">
            <text:p>89456</text:p>
          </table:table-cell>
          <table:table-cell office:value-type="float" office:value="335588" calcext:value-type="float">
            <text:p>335588</text:p>
          </table:table-cell>
          <table:table-cell office:value-type="float" office:value="1577780" calcext:value-type="float">
            <text:p>15777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1024(sec)</text:p>
          </table:table-cell>
          <table:table-cell office:value-type="float" office:value="1.23" calcext:value-type="float">
            <text:p>1,23</text:p>
          </table:table-cell>
          <table:table-cell office:value-type="float" office:value="5.46" calcext:value-type="float">
            <text:p>5,46</text:p>
          </table:table-cell>
          <table:table-cell office:value-type="float" office:value="5.8" calcext:value-type="float">
            <text:p>5,8</text:p>
          </table:table-cell>
          <table:table-cell office:value-type="float" office:value="6.3" calcext:value-type="float">
            <text:p>6,3</text:p>
          </table:table-cell>
          <table:table-cell office:value-type="float" office:value="8.2" calcext:value-type="float">
            <text:p>8,2</text:p>
          </table:table-cell>
          <table:table-cell office:value-type="float" office:value="17.7" calcext:value-type="float">
            <text:p>17,7</text:p>
          </table:table-cell>
          <table:table-cell office:value-type="float" office:value="50.5" calcext:value-type="float">
            <text:p>50,5</text:p>
          </table:table-cell>
          <table:table-cell office:value-type="float" office:value="116.5" calcext:value-type="float">
            <text:p>116,5</text:p>
          </table:table-cell>
          <table:table-cell office:value-type="float" office:value="417.5" calcext:value-type="float">
            <text:p>417,5</text:p>
          </table:table-cell>
          <table:table-cell table:style-name="ce1" office:value-type="float" office:value="1629.4" calcext:value-type="float">
            <text:p>1629,4</text:p>
          </table:table-cell>
        </table:table-row>
        <table:table-row table:style-name="ro1">
          <table:table-cell office:value-type="string" calcext:value-type="string">
            <text:p>Temps Util1024(Sec)</text:p>
          </table:table-cell>
          <table:table-cell office:value-type="float" office:value="0.38" calcext:value-type="float">
            <text:p>0,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5" calcext:value-type="float">
            <text:p>2,25</text:p>
          </table:table-cell>
          <table:table-cell office:value-type="float" office:value="2.5" calcext:value-type="float">
            <text:p>2,5</text:p>
          </table:table-cell>
          <table:table-cell office:value-type="float" office:value="5.6" calcext:value-type="float">
            <text:p>5,6</text:p>
          </table:table-cell>
          <table:table-cell office:value-type="float" office:value="14" calcext:value-type="float">
            <text:p>14</text:p>
          </table:table-cell>
          <table:table-cell office:value-type="float" office:value="31.3" calcext:value-type="float">
            <text:p>31,3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410.9" calcext:value-type="float">
            <text:p>410,9</text:p>
          </table:table-cell>
        </table:table-row>
        <table:table-row table:style-name="ro1">
          <table:table-cell office:value-type="string" calcext:value-type="string">
            <text:p>Mémoire1024 (kb)</text:p>
          </table:table-cell>
          <table:table-cell office:value-type="float" office:value="7380" calcext:value-type="float">
            <text:p>7380</text:p>
          </table:table-cell>
          <table:table-cell office:value-type="float" office:value="18484" calcext:value-type="float">
            <text:p>18484</text:p>
          </table:table-cell>
          <table:table-cell office:value-type="float" office:value="18740" calcext:value-type="float">
            <text:p>18740</text:p>
          </table:table-cell>
          <table:table-cell office:value-type="float" office:value="19008" calcext:value-type="float">
            <text:p>19008</text:p>
          </table:table-cell>
          <table:table-cell office:value-type="float" office:value="20116" calcext:value-type="float">
            <text:p>20116</text:p>
          </table:table-cell>
          <table:table-cell office:value-type="float" office:value="24656" calcext:value-type="float">
            <text:p>24656</text:p>
          </table:table-cell>
          <table:table-cell office:value-type="float" office:value="43344" calcext:value-type="float">
            <text:p>43344</text:p>
          </table:table-cell>
          <table:table-cell office:value-type="float" office:value="115872" calcext:value-type="float">
            <text:p>115872</text:p>
          </table:table-cell>
          <table:table-cell office:value-type="float" office:value="413468" calcext:value-type="float">
            <text:p>413468</text:p>
          </table:table-cell>
          <table:table-cell table:style-name="ce1" office:value-type="float" office:value="1593180" calcext:value-type="float">
            <text:p>1593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Empty" xlink:href="Pictures/100000000000000800000008EC502928EFF3974E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07:47:10.354864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0:51:41.971019810</meta:creation-date>
    <dc:date>2016-03-13T12:54:31.531799386</dc:date>
    <meta:editing-duration>PT11H40M11S</meta:editing-duration>
    <meta:editing-cycles>12</meta:editing-cycles>
    <meta:generator>LibreOffice/5.0.5.2$Linux_x86 LibreOffice_project/00m0$Build-2</meta:generator>
    <meta:document-statistic meta:table-count="1" meta:cell-count="26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71cm" svg:height="9.325cm" xlink:href=".." xlink:type="simple" chart:class="chart:line" chart:style-name="ch1">
        <chart:title svg:x="4.286cm" svg:y="0.322cm" chart:style-name="ch2">
          <text:p>Temps CPU/Utilisateur en fonction de S</text:p>
        </chart:title>
        <chart:legend chart:legend-position="end" svg:x="11.707cm" svg:y="4.114cm" style:legend-expansion="high" chart:style-name="ch3"/>
        <chart:plot-area chart:style-name="ch4" table:cell-range-address="Feuille1.A6:Feuille1.K8" chart:data-source-has-labels="both" svg:x="0.632cm" svg:y="0.218cm" svg:width="11.958cm" svg:height="8.693cm">
          <chartooo:coordinate-region svg:x="1.439cm" svg:y="0.417cm" svg:width="11.058cm" svg:height="7.847cm"/>
          <chart:axis chart:dimension="x" chart:name="primary-x" chart:style-name="ch5" chartooo:axis-type="auto">
            <chartooo:date-scale/>
            <chart:title svg:x="5.39cm" svg:y="8.765cm" chart:style-name="ch6">
              <text:p>Taille de la grille</text:p>
            </chart:title>
            <chart:categories table:cell-range-address="Feuille1.B6:Feuille1.K6"/>
          </chart:axis>
          <chart:axis chart:dimension="y" chart:name="primary-y" chart:style-name="ch5">
            <chart:title svg:x="0.01cm" svg:y="5.178cm" chart:style-name="ch7">
              <text:p>Temps</text:p>
            </chart:title>
            <chart:grid chart:style-name="ch8" chart:class="major"/>
          </chart:axis>
          <chart:series chart:style-name="ch9" chart:values-cell-range-address="Feuille1.B7:Feuille1.K7" chart:label-cell-address="Feuille1.A7:Feuille1.A7" chart:class="chart:line">
            <chart:data-point chart:repeated="10"/>
          </chart:series>
          <chart:series chart:style-name="ch10" chart:values-cell-range-address="Feuille1.B8:Feuille1.K8" chart:label-cell-address="Feuille1.A8:Feuille1.A8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K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(sec)</text:p>
                <draw:g>
                  <svg:desc>Feuille1.A7:Feuille1.A7</svg:desc>
                </draw:g>
              </table:table-cell>
              <table:table-cell office:value-type="float" office:value="0.01">
                <text:p>0.01</text:p>
                <draw:g>
                  <svg:desc>Feuille1.B7:Feuille1.K7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  <table:table-cell office:value-type="float" office:value="2.43">
                <text:p>2.43</text:p>
              </table:table-cell>
              <table:table-cell office:value-type="float" office:value="11.74">
                <text:p>11.74</text:p>
              </table:table-cell>
              <table:table-cell office:value-type="float" office:value="38.47">
                <text:p>38.47</text:p>
              </table:table-cell>
              <table:table-cell office:value-type="float" office:value="142.66">
                <text:p>142.66</text:p>
              </table:table-cell>
              <table:table-cell office:value-type="float" office:value="572.31">
                <text:p>572.31</text:p>
              </table:table-cell>
            </table:table-row>
            <table:table-row>
              <table:table-cell office:value-type="string">
                <text:p>Temps Util Iteratif(Sec)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  <table:table-cell office:value-type="float" office:value="2.38">
                <text:p>2.38</text:p>
              </table:table-cell>
              <table:table-cell office:value-type="float" office:value="11.75">
                <text:p>11.75</text:p>
              </table:table-cell>
              <table:table-cell office:value-type="float" office:value="38.38">
                <text:p>38.38</text:p>
              </table:table-cell>
              <table:table-cell office:value-type="float" office:value="142.63">
                <text:p>142.63</text:p>
              </table:table-cell>
              <table:table-cell office:value-type="float" office:value="572">
                <text:p>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title svg:x="3.759cm" svg:y="0.316cm" chart:style-name="ch2">
          <text:p>Empreinte mémoire en fonction de la taille</text:p>
        </chart:title>
        <chart:legend chart:legend-position="end" svg:x="12.638cm" svg:y="4.204cm" style:legend-expansion="high" chart:style-name="ch3"/>
        <chart:plot-area chart:style-name="ch4" table:cell-range-address="Feuille1.B6:Feuille1.K6 Feuille1.A9:Feuille1.K9" chart:data-source-has-labels="both" svg:x="1.33cm" svg:y="1.301cm" svg:width="10.989cm" svg:height="6.544cm">
          <chartooo:coordinate-region svg:x="2.692cm" svg:y="1.501cm" svg:width="9.348cm" svg:height="5.697cm"/>
          <chart:axis chart:dimension="x" chart:name="primary-x" chart:style-name="ch5" chartooo:axis-type="auto">
            <chartooo:date-scale/>
            <chart:title svg:x="5.629cm" svg:y="8.025cm" chart:style-name="ch6">
              <text:p>taille de la grille</text:p>
            </chart:title>
            <chart:categories table:cell-range-address="Feuille1.B6:Feuille1.K6"/>
          </chart:axis>
          <chart:axis chart:dimension="y" chart:name="primary-y" chart:style-name="ch5">
            <chart:title svg:x="0.451cm" svg:y="5.305cm" chart:style-name="ch7">
              <text:p>mémoire </text:p>
            </chart:title>
            <chart:grid chart:style-name="ch8" chart:class="major"/>
          </chart:axis>
          <chart:series chart:style-name="ch9" chart:values-cell-range-address="Feuille1.B9:Feuille1.K9" chart:label-cell-address="Feuille1.A9:Feuille1.A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K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emoire (kb)</text:p>
                <draw:g>
                  <svg:desc>Feuille1.A9:Feuille1.A9</svg:desc>
                </draw:g>
              </table:table-cell>
              <table:table-cell office:value-type="float" office:value="968">
                <text:p>968</text:p>
                <draw:g>
                  <svg:desc>Feuille1.B9:Feuille1.K9</svg:desc>
                </draw:g>
              </table:table-cell>
              <table:table-cell office:value-type="float" office:value="1080">
                <text:p>1080</text:p>
              </table:table-cell>
              <table:table-cell office:value-type="float" office:value="988">
                <text:p>988</text:p>
              </table:table-cell>
              <table:table-cell office:value-type="float" office:value="2004">
                <text:p>2004</text:p>
              </table:table-cell>
              <table:table-cell office:value-type="float" office:value="2959">
                <text:p>2959</text:p>
              </table:table-cell>
              <table:table-cell office:value-type="float" office:value="6864">
                <text:p>6864</text:p>
              </table:table-cell>
              <table:table-cell office:value-type="float" office:value="22156">
                <text:p>22156</text:p>
              </table:table-cell>
              <table:table-cell office:value-type="float" office:value="84796">
                <text:p>84796</text:p>
              </table:table-cell>
              <table:table-cell office:value-type="float" office:value="330056">
                <text:p>330056</text:p>
              </table:table-cell>
              <table:table-cell office:value-type="float" office:value="1313584">
                <text:p>1313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34cm" svg:y="0.316cm" chart:style-name="ch2">
          <text:p>Temps CPU/Utilisateur en fonction de s (4/1024 threads)</text:p>
        </chart:title>
        <chart:legend chart:legend-position="end" svg:x="11.48cm" svg:y="3.454cm" style:legend-expansion="high" chart:style-name="ch3"/>
        <chart:plot-area chart:style-name="ch4" table:cell-range-address="Feuille1.A12:Feuille1.K14 Feuille1.A33:Feuille1.K34" chart:data-source-has-labels="both" svg:x="1.331cm" svg:y="1.301cm" svg:width="9.83cm" svg:height="6.538cm">
          <chartooo:coordinate-region svg:x="2.138cm" svg:y="1.501cm" svg:width="8.744cm" svg:height="5.691cm"/>
          <chart:axis chart:dimension="x" chart:name="primary-x" chart:style-name="ch5" chartooo:axis-type="auto">
            <chartooo:date-scale/>
            <chart:title svg:x="5.805cm" svg:y="8.019cm" chart:style-name="ch6">
              <text:p>taille </text:p>
            </chart:title>
            <chart:categories table:cell-range-address="Feuille1.B12:Feuille1.K12"/>
          </chart:axis>
          <chart:axis chart:dimension="y" chart:name="primary-y" chart:style-name="ch5">
            <chart:title svg:x="0.451cm" svg:y="5.064cm" chart:style-name="ch7">
              <text:p>temps</text:p>
            </chart:title>
            <chart:grid chart:style-name="ch8" chart:class="major"/>
          </chart:axis>
          <chart:series chart:style-name="ch9" chart:values-cell-range-address="Feuille1.B13:Feuille1.K13" chart:label-cell-address="Feuille1.A13:Feuille1.A13" chart:class="chart:line">
            <chart:data-point chart:repeated="10"/>
          </chart:series>
          <chart:series chart:style-name="ch10" chart:values-cell-range-address="Feuille1.B14:Feuille1.K14" chart:label-cell-address="Feuille1.A14:Feuille1.A14" chart:class="chart:line">
            <chart:data-point chart:repeated="10"/>
          </chart:series>
          <chart:series chart:style-name="ch11" chart:values-cell-range-address="Feuille1.B33:Feuille1.K33" chart:label-cell-address="Feuille1.A33:Feuille1.A33" chart:class="chart:line">
            <chart:data-point chart:repeated="10"/>
          </chart:series>
          <chart:series chart:style-name="ch12" chart:values-cell-range-address="Feuille1.B34:Feuille1.K34" chart:label-cell-address="Feuille1.A34:Feuille1.A3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:Feuille1.K1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4(sec)</text:p>
                <draw:g>
                  <svg:desc>Feuille1.A13:Feuille1.A13</svg:desc>
                </draw:g>
              </table:table-cell>
              <table:table-cell office:value-type="float" office:value="0.03">
                <text:p>0.03</text:p>
                <draw:g>
                  <svg:desc>Feuille1.B13:Feuille1.K13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1.28">
                <text:p>1.28</text:p>
              </table:table-cell>
              <table:table-cell office:value-type="float" office:value="5.21">
                <text:p>5.21</text:p>
              </table:table-cell>
              <table:table-cell office:value-type="float" office:value="22.8">
                <text:p>22.8</text:p>
              </table:table-cell>
              <table:table-cell office:value-type="float" office:value="80">
                <text:p>80</text:p>
              </table:table-cell>
              <table:table-cell office:value-type="float" office:value="306.5">
                <text:p>306.5</text:p>
              </table:table-cell>
              <table:table-cell office:value-type="float" office:value="1226.82">
                <text:p>1226.82</text:p>
              </table:table-cell>
            </table:table-row>
            <table:table-row>
              <table:table-cell office:value-type="string">
                <text:p>Temps Util4(Sec)</text:p>
                <draw:g>
                  <svg:desc>Feuille1.A14:Feuille1.A14</svg:desc>
                </draw:g>
              </table:table-cell>
              <table:table-cell office:value-type="float" office:value="0">
                <text:p>0</text:p>
                <draw:g>
                  <svg:desc>Feuille1.B14:Feuille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5.88">
                <text:p>5.88</text:p>
              </table:table-cell>
              <table:table-cell office:value-type="float" office:value="20.4">
                <text:p>20.4</text:p>
              </table:table-cell>
              <table:table-cell office:value-type="float" office:value="78.3">
                <text:p>78.3</text:p>
              </table:table-cell>
              <table:table-cell office:value-type="float" office:value="309.13">
                <text:p>309.13</text:p>
              </table:table-cell>
            </table:table-row>
            <table:table-row>
              <table:table-cell office:value-type="string">
                <text:p>CPU1024(sec)</text:p>
                <draw:g>
                  <svg:desc>Feuille1.A33:Feuille1.A33</svg:desc>
                </draw:g>
              </table:table-cell>
              <table:table-cell office:value-type="float" office:value="1.23">
                <text:p>1.23</text:p>
                <draw:g>
                  <svg:desc>Feuille1.B33:Feuille1.K33</svg:desc>
                </draw:g>
              </table:table-cell>
              <table:table-cell office:value-type="float" office:value="5.46">
                <text:p>5.46</text:p>
              </table:table-cell>
              <table:table-cell office:value-type="float" office:value="5.8">
                <text:p>5.8</text:p>
              </table:table-cell>
              <table:table-cell office:value-type="float" office:value="6.3">
                <text:p>6.3</text:p>
              </table:table-cell>
              <table:table-cell office:value-type="float" office:value="8.2">
                <text:p>8.2</text:p>
              </table:table-cell>
              <table:table-cell office:value-type="float" office:value="17.7">
                <text:p>17.7</text:p>
              </table:table-cell>
              <table:table-cell office:value-type="float" office:value="50.5">
                <text:p>50.5</text:p>
              </table:table-cell>
              <table:table-cell office:value-type="float" office:value="116.5">
                <text:p>116.5</text:p>
              </table:table-cell>
              <table:table-cell office:value-type="float" office:value="417.5">
                <text:p>417.5</text:p>
              </table:table-cell>
              <table:table-cell office:value-type="float" office:value="1629.4">
                <text:p>1629.4</text:p>
              </table:table-cell>
            </table:table-row>
            <table:table-row>
              <table:table-cell office:value-type="string">
                <text:p>Temps Util1024(Sec)</text:p>
                <draw:g>
                  <svg:desc>Feuille1.A34:Feuille1.A34</svg:desc>
                </draw:g>
              </table:table-cell>
              <table:table-cell office:value-type="float" office:value="0.38">
                <text:p>0.38</text:p>
                <draw:g>
                  <svg:desc>Feuille1.B34:Feuille1.K3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2.5">
                <text:p>2.5</text:p>
              </table:table-cell>
              <table:table-cell office:value-type="float" office:value="5.6">
                <text:p>5.6</text:p>
              </table:table-cell>
              <table:table-cell office:value-type="float" office:value="14">
                <text:p>14</text:p>
              </table:table-cell>
              <table:table-cell office:value-type="float" office:value="31.3">
                <text:p>31.3</text:p>
              </table:table-cell>
              <table:table-cell office:value-type="float" office:value="106">
                <text:p>106</text:p>
              </table:table-cell>
              <table:table-cell office:value-type="float" office:value="410.9">
                <text:p>410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36cm" svg:y="3.952cm" style:legend-expansion="high" chart:style-name="ch2"/>
        <chart:plot-area chart:style-name="ch3" table:cell-range-address="Feuille1.A6:Feuille1.F8" chart:data-source-has-labels="both" svg:x="0.32cm" svg:y="0.18cm" svg:width="10.497cm" svg:height="8.64cm">
          <chartooo:coordinate-region svg:x="1.047cm" svg:y="0.379cm" svg:width="9.676cm" svg:height="7.794cm"/>
          <chart:axis chart:dimension="x" chart:name="primary-x" chart:style-name="ch4" chartooo:axis-type="auto">
            <chartooo:date-scale/>
            <chart:categories table:cell-range-address="Feuille1.B6:Feuille1.F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7:Feuille1.F7" chart:label-cell-address="Feuille1.A7:Feuille1.A7" chart:class="chart:line">
            <chart:data-point chart:repeated="5"/>
          </chart:series>
          <chart:series chart:style-name="ch7" chart:values-cell-range-address="Feuille1.B8:Feuille1.F8" chart:label-cell-address="Feuille1.A8:Feuille1.A8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CPU(sec)</text:p>
                <draw:g>
                  <svg:desc>Feuille1.A7:Feuille1.A7</svg:desc>
                </draw:g>
              </table:table-cell>
              <table:table-cell office:value-type="float" office:value="0.01">
                <text:p>0.01</text:p>
                <draw:g>
                  <svg:desc>Feuille1.B7:Feuille1.F7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Temps Util Iteratif(Sec)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69cm" svg:y="0.316cm" chart:style-name="ch2">
          <text:p>Empreinte mémoire en fonction de la taille (4/1024 threads)</text:p>
        </chart:title>
        <chart:legend chart:legend-position="end" svg:x="11.903cm" svg:y="3.952cm" style:legend-expansion="high" chart:style-name="ch3"/>
        <chart:plot-area chart:style-name="ch4" table:cell-range-address="Feuille1.A12:Feuille1.K12 Feuille1.A15:Feuille1.K15 Feuille1.A35:Feuille1.K35" chart:data-source-has-labels="both" svg:x="1.331cm" svg:y="1.301cm" svg:width="10.253cm" svg:height="6.538cm">
          <chartooo:coordinate-region svg:x="2.693cm" svg:y="1.5cm" svg:width="8.612cm" svg:height="5.692cm"/>
          <chart:axis chart:dimension="x" chart:name="primary-x" chart:style-name="ch5" chartooo:axis-type="auto">
            <chartooo:date-scale/>
            <chart:title svg:x="6.056cm" svg:y="8.019cm" chart:style-name="ch6">
              <text:p>taille</text:p>
            </chart:title>
            <chart:categories table:cell-range-address="Feuille1.B12:Feuille1.K12"/>
          </chart:axis>
          <chart:axis chart:dimension="y" chart:name="primary-y" chart:style-name="ch5">
            <chart:title svg:x="0.451cm" svg:y="5.262cm" chart:style-name="ch7">
              <text:p>mémoire</text:p>
            </chart:title>
            <chart:grid chart:style-name="ch8" chart:class="major"/>
          </chart:axis>
          <chart:series chart:style-name="ch9" chart:values-cell-range-address="Feuille1.B15:Feuille1.K15" chart:label-cell-address="Feuille1.A15:Feuille1.A15" chart:class="chart:line">
            <chart:data-point chart:repeated="10"/>
          </chart:series>
          <chart:series chart:style-name="ch10" chart:values-cell-range-address="Feuille1.B35:Feuille1.K35" chart:label-cell-address="Feuille1.A35:Feuille1.A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12:Feuille1.K1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émoire4 (kb)</text:p>
                <draw:g>
                  <svg:desc>Feuille1.A15:Feuille1.A15</svg:desc>
                </draw:g>
              </table:table-cell>
              <table:table-cell office:value-type="float" office:value="1000">
                <text:p>1000</text:p>
                <draw:g>
                  <svg:desc>Feuille1.B15:Feuille1.K15</svg:desc>
                </draw:g>
              </table:table-cell>
              <table:table-cell office:value-type="float" office:value="1004">
                <text:p>1004</text:p>
              </table:table-cell>
              <table:table-cell office:value-type="float" office:value="976">
                <text:p>976</text:p>
              </table:table-cell>
              <table:table-cell office:value-type="float" office:value="2004">
                <text:p>2004</text:p>
              </table:table-cell>
              <table:table-cell office:value-type="float" office:value="3060">
                <text:p>3060</text:p>
              </table:table-cell>
              <table:table-cell office:value-type="float" office:value="6896">
                <text:p>6896</text:p>
              </table:table-cell>
              <table:table-cell office:value-type="float" office:value="22300">
                <text:p>22300</text:p>
              </table:table-cell>
              <table:table-cell office:value-type="float" office:value="83884">
                <text:p>83884</text:p>
              </table:table-cell>
              <table:table-cell office:value-type="float" office:value="330628">
                <text:p>330628</text:p>
              </table:table-cell>
              <table:table-cell office:value-type="float" office:value="1313380">
                <text:p>1313380</text:p>
              </table:table-cell>
            </table:table-row>
            <table:table-row>
              <table:table-cell office:value-type="string">
                <text:p>Mémoire1024 (kb)</text:p>
                <draw:g>
                  <svg:desc>Feuille1.A35:Feuille1.A35</svg:desc>
                </draw:g>
              </table:table-cell>
              <table:table-cell office:value-type="float" office:value="7380">
                <text:p>7380</text:p>
                <draw:g>
                  <svg:desc>Feuille1.B35:Feuille1.K35</svg:desc>
                </draw:g>
              </table:table-cell>
              <table:table-cell office:value-type="float" office:value="18484">
                <text:p>18484</text:p>
              </table:table-cell>
              <table:table-cell office:value-type="float" office:value="18740">
                <text:p>18740</text:p>
              </table:table-cell>
              <table:table-cell office:value-type="float" office:value="19008">
                <text:p>19008</text:p>
              </table:table-cell>
              <table:table-cell office:value-type="float" office:value="20116">
                <text:p>20116</text:p>
              </table:table-cell>
              <table:table-cell office:value-type="float" office:value="24656">
                <text:p>24656</text:p>
              </table:table-cell>
              <table:table-cell office:value-type="float" office:value="43344">
                <text:p>43344</text:p>
              </table:table-cell>
              <table:table-cell office:value-type="float" office:value="115872">
                <text:p>115872</text:p>
              </table:table-cell>
              <table:table-cell office:value-type="float" office:value="413468">
                <text:p>413468</text:p>
              </table:table-cell>
              <table:table-cell office:value-type="float" office:value="1593180">
                <text:p>15931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19cm" svg:y="0.316cm" chart:style-name="ch2">
          <text:p>Comparaison des temps utilisateurs entre les versions</text:p>
        </chart:title>
        <chart:legend chart:legend-position="end" svg:x="11.136cm" svg:y="3.703cm" style:legend-expansion="high" chart:style-name="ch3"/>
        <chart:plot-area chart:style-name="ch4" table:cell-range-address="Feuille1.A6:Feuille1.G6 Feuille1.A8:Feuille1.G8 Feuille1.A14:Feuille1.G14 Feuille1.A34:Feuille1.G34" chart:data-source-has-labels="both" svg:x="1.331cm" svg:y="1.301cm" svg:width="9.486cm" svg:height="6.538cm">
          <chartooo:coordinate-region svg:x="1.767cm" svg:y="1.501cm" svg:width="8.956cm" svg:height="5.691cm"/>
          <chart:axis chart:dimension="x" chart:name="primary-x" chart:style-name="ch5" chartooo:axis-type="auto">
            <chartooo:date-scale/>
            <chart:title svg:x="5.673cm" svg:y="8.019cm" chart:style-name="ch6">
              <text:p>taille</text:p>
            </chart:title>
            <chart:categories table:cell-range-address="Feuille1.B6:Feuille1.G6"/>
          </chart:axis>
          <chart:axis chart:dimension="y" chart:name="primary-y" chart:style-name="ch5">
            <chart:title svg:x="0.451cm" svg:y="5.064cm" chart:style-name="ch7">
              <text:p>temps</text:p>
            </chart:title>
            <chart:grid chart:style-name="ch8" chart:class="major"/>
          </chart:axis>
          <chart:series chart:style-name="ch9" chart:values-cell-range-address="Feuille1.B8:Feuille1.G8" chart:label-cell-address="Feuille1.A8:Feuille1.A8" chart:class="chart:line">
            <chart:data-point chart:repeated="6"/>
          </chart:series>
          <chart:series chart:style-name="ch10" chart:values-cell-range-address="Feuille1.B14:Feuille1.G14" chart:label-cell-address="Feuille1.A14:Feuille1.A14" chart:class="chart:line">
            <chart:data-point chart:repeated="6"/>
          </chart:series>
          <chart:series chart:style-name="ch11" chart:values-cell-range-address="Feuille1.B34:Feuille1.G34" chart:label-cell-address="Feuille1.A34:Feuille1.A3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G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emps Util Iteratif(Sec)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Temps Util4(Sec)</text:p>
                <draw:g>
                  <svg:desc>Feuille1.A14:Feuille1.A14</svg:desc>
                </draw:g>
              </table:table-cell>
              <table:table-cell office:value-type="float" office:value="0">
                <text:p>0</text:p>
                <draw:g>
                  <svg:desc>Feuille1.B14:Feuille1.G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Temps Util1024(Sec)</text:p>
                <draw:g>
                  <svg:desc>Feuille1.A34:Feuille1.A34</svg:desc>
                </draw:g>
              </table:table-cell>
              <table:table-cell office:value-type="float" office:value="0.38">
                <text:p>0.38</text:p>
                <draw:g>
                  <svg:desc>Feuille1.B34:Feuille1.G3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2.5">
                <text:p>2.5</text:p>
              </table:table-cell>
              <table:table-cell office:value-type="float" office:value="5.6">
                <text:p>5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row-mapping="0 1 2" chart:style-name="ch1">
        <chart:title svg:x="3.256cm" svg:y="0.316cm" chart:style-name="ch2">
          <text:p>Comparaison du temps CPU entre les versions</text:p>
        </chart:title>
        <chart:legend chart:legend-position="end" svg:x="12.426cm" svg:y="3.705cm" style:legend-expansion="high" chart:style-name="ch3"/>
        <chart:plot-area chart:style-name="ch4" table:cell-range-address="Feuille1.A6:Feuille1.K6 Feuille1.A7:Feuille1.G7 Feuille1.A13:Feuille1.G13 Feuille1.A33:Feuille1.G33" chart:data-source-has-labels="both" svg:x="1.33cm" svg:y="1.301cm" svg:width="10.777cm" svg:height="6.543cm">
          <chartooo:coordinate-region svg:x="1.766cm" svg:y="1.5cm" svg:width="10.062cm" svg:height="5.697cm"/>
          <chart:axis chart:dimension="x" chart:name="primary-x" chart:style-name="ch5" chartooo:axis-type="auto">
            <chartooo:date-scale/>
            <chart:title svg:x="6.317cm" svg:y="8.024cm" chart:style-name="ch6">
              <text:p>taille</text:p>
            </chart:title>
            <chart:categories table:cell-range-address="Feuille1.B6:Feuille1.K6"/>
          </chart:axis>
          <chart:axis chart:dimension="y" chart:name="primary-y" chart:style-name="ch5">
            <chart:title svg:x="0.451cm" svg:y="5.264cm" chart:style-name="ch7">
              <text:p>mémoire</text:p>
            </chart:title>
            <chart:grid chart:style-name="ch8" chart:class="major"/>
          </chart:axis>
          <chart:series chart:style-name="ch9" chart:values-cell-range-address="Feuille1.B7:Feuille1.G7" chart:label-cell-address="Feuille1.A7:Feuille1.A7" chart:class="chart:line">
            <chart:data-point chart:repeated="6"/>
          </chart:series>
          <chart:series chart:style-name="ch10" chart:values-cell-range-address="Feuille1.B13:Feuille1.G13" chart:label-cell-address="Feuille1.A13:Feuille1.A13" chart:class="chart:line">
            <chart:data-point chart:repeated="6"/>
          </chart:series>
          <chart:series chart:style-name="ch11" chart:values-cell-range-address="Feuille1.B33:Feuille1.G33" chart:label-cell-address="Feuille1.A33:Feuille1.A33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K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(sec)</text:p>
                <draw:g>
                  <svg:desc>Feuille1.A7:Feuille1.A7</svg:desc>
                </draw:g>
              </table:table-cell>
              <table:table-cell office:value-type="float" office:value="0.01">
                <text:p>0.01</text:p>
                <draw:g>
                  <svg:desc>Feuille1.B7:Feuille1.G7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CPU4(sec)</text:p>
                <draw:g>
                  <svg:desc>Feuille1.A13:Feuille1.A13</svg:desc>
                </draw:g>
              </table:table-cell>
              <table:table-cell office:value-type="float" office:value="0.03">
                <text:p>0.03</text:p>
                <draw:g>
                  <svg:desc>Feuille1.B13:Feuille1.G13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  <table:table-cell office:value-type="float" office:value="1.28">
                <text:p>1.28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CPU1024(sec)</text:p>
                <draw:g>
                  <svg:desc>Feuille1.A33:Feuille1.A33</svg:desc>
                </draw:g>
              </table:table-cell>
              <table:table-cell office:value-type="float" office:value="1.23">
                <text:p>1.23</text:p>
                <draw:g>
                  <svg:desc>Feuille1.B33:Feuille1.G33</svg:desc>
                </draw:g>
              </table:table-cell>
              <table:table-cell office:value-type="float" office:value="5.46">
                <text:p>5.46</text:p>
              </table:table-cell>
              <table:table-cell office:value-type="float" office:value="5.8">
                <text:p>5.8</text:p>
              </table:table-cell>
              <table:table-cell office:value-type="float" office:value="6.3">
                <text:p>6.3</text:p>
              </table:table-cell>
              <table:table-cell office:value-type="float" office:value="8.2">
                <text:p>8.2</text:p>
              </table:table-cell>
              <table:table-cell office:value-type="float" office:value="17.7">
                <text:p>17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line" chart:style-name="ch1">
        <chart:title svg:x="2.41cm" svg:y="0.316cm" chart:style-name="ch2">
          <text:p>Comparaison de l'empreinte mémoire entre les versions</text:p>
        </chart:title>
        <chart:legend chart:legend-position="end" svg:x="11.925cm" svg:y="3.705cm" style:legend-expansion="high" chart:style-name="ch3"/>
        <chart:plot-area chart:style-name="ch4" table:cell-range-address="Feuille1.A6:Feuille1.G6 Feuille1.A9:Feuille1.G9 Feuille1.A15:Feuille1.G15 Feuille1.A35:Feuille1.G35" chart:data-source-has-labels="both" svg:x="1.331cm" svg:y="1.301cm" svg:width="10.274cm" svg:height="6.543cm">
          <chartooo:coordinate-region svg:x="2.508cm" svg:y="1.5cm" svg:width="9.003cm" svg:height="5.697cm"/>
          <chart:axis chart:dimension="x" chart:name="primary-x" chart:style-name="ch5" chartooo:axis-type="auto">
            <chartooo:date-scale/>
            <chart:title svg:x="6.067cm" svg:y="8.024cm" chart:style-name="ch6">
              <text:p>taille</text:p>
            </chart:title>
            <chart:categories table:cell-range-address="Feuille1.B6:Feuille1.G6"/>
          </chart:axis>
          <chart:axis chart:dimension="y" chart:name="primary-y" chart:style-name="ch7">
            <chart:title svg:x="0.451cm" svg:y="5.264cm" chart:style-name="ch8">
              <text:p>mémoire</text:p>
            </chart:title>
            <chart:grid chart:style-name="ch9" chart:class="major"/>
          </chart:axis>
          <chart:series chart:style-name="ch10" chart:values-cell-range-address="Feuille1.B9:Feuille1.G9" chart:label-cell-address="Feuille1.A9:Feuille1.A9" chart:class="chart:line">
            <chart:data-point chart:repeated="6"/>
          </chart:series>
          <chart:series chart:style-name="ch11" chart:values-cell-range-address="Feuille1.B15:Feuille1.G15" chart:label-cell-address="Feuille1.A15:Feuille1.A15" chart:class="chart:line">
            <chart:data-point chart:repeated="6"/>
          </chart:series>
          <chart:series chart:style-name="ch12" chart:values-cell-range-address="Feuille1.B35:Feuille1.G35" chart:label-cell-address="Feuille1.A35:Feuille1.A3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G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emoire (kb)</text:p>
                <draw:g>
                  <svg:desc>Feuille1.A9:Feuille1.A9</svg:desc>
                </draw:g>
              </table:table-cell>
              <table:table-cell office:value-type="float" office:value="968">
                <text:p>968</text:p>
                <draw:g>
                  <svg:desc>Feuille1.B9:Feuille1.G9</svg:desc>
                </draw:g>
              </table:table-cell>
              <table:table-cell office:value-type="float" office:value="1080">
                <text:p>1080</text:p>
              </table:table-cell>
              <table:table-cell office:value-type="float" office:value="988">
                <text:p>988</text:p>
              </table:table-cell>
              <table:table-cell office:value-type="float" office:value="2004">
                <text:p>2004</text:p>
              </table:table-cell>
              <table:table-cell office:value-type="float" office:value="2959">
                <text:p>2959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Mémoire4 (kb)</text:p>
                <draw:g>
                  <svg:desc>Feuille1.A15:Feuille1.A15</svg:desc>
                </draw:g>
              </table:table-cell>
              <table:table-cell office:value-type="float" office:value="1000">
                <text:p>1000</text:p>
                <draw:g>
                  <svg:desc>Feuille1.B15:Feuille1.G15</svg:desc>
                </draw:g>
              </table:table-cell>
              <table:table-cell office:value-type="float" office:value="1004">
                <text:p>1004</text:p>
              </table:table-cell>
              <table:table-cell office:value-type="float" office:value="976">
                <text:p>976</text:p>
              </table:table-cell>
              <table:table-cell office:value-type="float" office:value="2004">
                <text:p>2004</text:p>
              </table:table-cell>
              <table:table-cell office:value-type="float" office:value="3060">
                <text:p>3060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Mémoire1024 (kb)</text:p>
                <draw:g>
                  <svg:desc>Feuille1.A35:Feuille1.A35</svg:desc>
                </draw:g>
              </table:table-cell>
              <table:table-cell office:value-type="float" office:value="7380">
                <text:p>7380</text:p>
                <draw:g>
                  <svg:desc>Feuille1.B35:Feuille1.G35</svg:desc>
                </draw:g>
              </table:table-cell>
              <table:table-cell office:value-type="float" office:value="18484">
                <text:p>18484</text:p>
              </table:table-cell>
              <table:table-cell office:value-type="float" office:value="18740">
                <text:p>18740</text:p>
              </table:table-cell>
              <table:table-cell office:value-type="float" office:value="19008">
                <text:p>19008</text:p>
              </table:table-cell>
              <table:table-cell office:value-type="float" office:value="20116">
                <text:p>20116</text:p>
              </table:table-cell>
              <table:table-cell office:value-type="float" office:value="24656">
                <text:p>246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